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4c88" officeooo:paragraph-rsid="00044c88"/>
    </style:style>
    <style:style style:name="P2" style:family="paragraph" style:parent-style-name="Standard">
      <style:text-properties officeooo:rsid="0004ce4a" officeooo:paragraph-rsid="0004ce4a"/>
    </style:style>
    <style:style style:name="P3" style:family="paragraph" style:parent-style-name="Standard">
      <style:text-properties officeooo:rsid="0005b3f3" officeooo:paragraph-rsid="0005b3f3"/>
    </style:style>
    <style:style style:name="P4" style:family="paragraph" style:parent-style-name="Standard">
      <style:text-properties officeooo:rsid="000878eb" officeooo:paragraph-rsid="000878eb"/>
    </style:style>
    <style:style style:name="P5" style:family="paragraph" style:parent-style-name="Standard">
      <style:text-properties officeooo:rsid="0009e52c" officeooo:paragraph-rsid="0009e52c"/>
    </style:style>
    <style:style style:name="P6" style:family="paragraph" style:parent-style-name="Standard">
      <style:text-properties fo:font-weight="bold" officeooo:rsid="00044c88" officeooo:paragraph-rsid="000878eb" style:font-weight-asian="bold" style:font-weight-complex="bold"/>
    </style:style>
    <style:style style:name="P7" style:family="paragraph" style:parent-style-name="Text_20_body">
      <style:text-properties officeooo:paragraph-rsid="000cae8f"/>
    </style:style>
    <style:style style:name="T1" style:family="text">
      <style:text-properties fo:font-weight="bold" style:font-weight-asian="bold" style:font-weight-complex="bold"/>
    </style:style>
    <style:style style:name="T2" style:family="text">
      <style:text-properties officeooo:rsid="0004ce4a"/>
    </style:style>
    <style:style style:name="T3" style:family="text">
      <style:text-properties officeooo:rsid="00072eaa"/>
    </style:style>
    <style:style style:name="T4" style:family="text">
      <style:text-properties officeooo:rsid="000878eb"/>
    </style:style>
    <style:style style:name="T5" style:family="text">
      <style:text-properties officeooo:rsid="0009e52c"/>
    </style:style>
    <style:style style:name="T6" style:family="text">
      <style:text-properties officeooo:rsid="000ada45"/>
    </style:style>
    <style:style style:name="T7" style:family="text">
      <style:text-properties officeooo:rsid="000cae8f"/>
    </style:style>
    <style:style style:name="T8" style:family="text">
      <style:text-properties officeooo:rsid="000e55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 Nooscope Manifested: Artificial Intelligence as Instrument of Knowledge Extractivism</text:p>
      <text:p text:style-name="P1"/>
      <text:p text:style-name="P1">Citation:</text:p>
      <text:p text:style-name="P1"/>
      <text:p text:style-name="P1">Matteo Pasquinelli and Vladan Joler, “The Nooscope Manifested: Artificial Intelligence as Instrument of Knowledge Extractivism”, KIM research group (Karlsruhe University of Arts and Design) and Share Lab (Novi Sad), 1 May 2020 (preprint forthcoming for AI and Society). <text:a xlink:type="simple" xlink:href="https://nooscope.ai/" text:style-name="Internet_20_link" text:visited-style-name="Visited_20_Internet_20_Link">https://nooscope.ai</text:a></text:p>
      <text:p text:style-name="P1"/>
      <text:p text:style-name="P1">S<text:span text:style-name="T2">2</text:span>:</text:p>
      <text:p text:style-name="P1">In the expression ‘artificial intelligence’ the adjective ‘artificial’ carries the myth of the technology’s autonomy: it hints to caricatural ‘alien minds’ that self-reproduce in silico but, actually, mystifies two processes of proper alienation: the growing geopolitical autonomy of hi-tech companies and the invisibilization of workers’ autonomy worldwide.</text:p>
      <text:p text:style-name="P1"/>
      <text:p text:style-name="P1">This is unsurprising, since machine learning algorithms are the most powerful algorithms for information compression.</text:p>
      <text:p text:style-name="P1"/>
      <text:p text:style-name="P1">Rather than evoking legends of alien cognition, it is more reasonable to consider machine learning as an instrument of knowledge magnification that helps to perceive features, patterns, and correlations through vast spaces of data beyond human reach.</text:p>
      <text:p text:style-name="P1"/>
      <text:p text:style-name="P1">Machine learning is not the ultimate form of intelligence.</text:p>
      <text:p text:style-name="P1"/>
      <text:p text:style-name="P1">Machine learning is not bringing a new dark age but one of diffracted rationality, in which, as it will be shown, an episteme of causation is replaced by one of automated correlations.</text:p>
      <text:p text:style-name="P1"/>
      <text:p text:style-name="P1">More in general, AI is a new regime of truth, scientific proof, social normativity</text:p>
      <text:p text:style-name="P1">and rationality, which often does take the shape of a <text:span text:style-name="T1">statistical hallucination</text:span>.</text:p>
      <text:p text:style-name="P1"/>
      <text:p text:style-name="P2">S3:</text:p>
      <text:p text:style-name="P2">Although corporate AI today describes its power with the language of ‘black magic’ and ‘superhuman cognition’, current techniques are still at the experimental stage.(6) AI is now at the same stage as when the steam engine was invented, before the laws of thermodynamics necessary to explain and control its inner workings, had been discovered.</text:p>
      <text:p text:style-name="P2"/>
      <text:p text:style-name="P2">As an instrument of knowledge, machine learning is composed of an object to be observed (training dataset), an instrument of observation (learning algorithm) and a final representation (statistical model).</text:p>
      <text:p text:style-name="P2"/>
      <text:p text:style-name="P2">S4:</text:p>
      <text:p text:style-name="P2">Besides, the limits of AI are not simply technical but are imbricated with human bias.</text:p>
      <text:p text:style-name="P2"/>
      <text:p text:style-name="P2">The problem of bias has mostly originated from the fact that machine learning algorithms are among the most efficient for information compression, which engenders issues of information resolution, diffraction and loss.</text:p>
      <text:p text:style-name="P2"/>
      <text:p text:style-name="P2">The black box effect is an actual issue of deep neural networks (which filter information so much that their chain of reasoning cannot be reversed) but has become a generic pretext for the opinion that AI systems are not just inscrutable and opaque, but even ‘alien’ and out of control. 14 The black box effect is part of the nature of any experimental machine at the early stage of development (it has already been noticed that the functioning of the steam engine remained a mystery for some time, <text:soft-page-break/>even after having been successfully tested). The actual problem is the black box rhetoric, which is closely tied to conspiracy theory sentiments in which AI is an occult power that cannot be studied, known, or politically controlled.</text:p>
      <text:p text:style-name="P2"/>
      <text:p text:style-name="P2">S5:</text:p>
      <text:p text:style-name="P2">The quality of training data is the most important factor affecting the so-called ‘intelligence’ that machine learning algorithms extract.</text:p>
      <text:p text:style-name="P2"/>
      <text:p text:style-name="P2">Machine intelligence is trained on vast datasets that are accumulated in ways neither technically neutral nor socially impartial. Raw data does not exist, as it is dependent on human labour, personal data, and social behaviours that accrue over long periods, through extended networks and controversial taxonomies.</text:p>
      <text:p text:style-name="P2"/>
      <text:p text:style-name="P3">S7:</text:p>
      <text:p text:style-name="P3">AI is not a thinking automaton but an algorithm that performs pattern recognition.</text:p>
      <text:p text:style-name="P3"/>
      <text:p text:style-name="P3">Is a pattern uniquely a visual entity? What does it mean to read social behaviours as patterns? Is pattern recognition an exhaustive definition of intelligence? Most likely not.</text:p>
      <text:p text:style-name="P3"/>
      <text:p text:style-name="P3">Regardless of their complexity, from the numerical perspective of machine learning, notions such as image, movement, form, style, and ethical decision can all be described as statistical distributions of pattern.</text:p>
      <text:p text:style-name="P3"/>
      <text:p text:style-name="P3">S9:</text:p>
      <text:p text:style-name="P3">Given the degree of myth-making and social bias around its mathematical constructs, AI has indeed inaugurated the age of statistical science fiction.</text:p>
      <text:p text:style-name="P3"/>
      <text:p text:style-name="P3">S11:</text:p>
      <text:p text:style-name="P3">Machine learning is a term that, as much as ‘AI', anthropomorphizes a piece of technology: machine learning learns nothing in the proper sense of the word, as a human does; machine learning simply maps a statistical distribution of numerical values and draws a mathematical function that hopefully</text:p>
      <text:p text:style-name="P3">approximates human comprehension. That being said, machine learning can, for this reason, cast new light on the ways in which humans comprehend.</text:p>
      <text:p text:style-name="P3"/>
      <text:p text:style-name="P3">As Dan McQuillian aptly puts it: ‘There is no intelligence in artificial intelligence, nor does it learn, even though its technical name is machine learning, it is simply mathematical minimization.’ (36)</text:p>
      <text:p text:style-name="P3"/>
      <text:p text:style-name="P3">Machine learning prediction is used to project future trends and behaviours according to past ones, that is to complete a piece of information knowing only a portion of it.</text:p>
      <text:p text:style-name="P3"/>
      <text:p text:style-name="P3">Recently, the generative modality of machine learning has had a cultural impact: its use in the production of visual artefacts has been received by mass media as the idea that artificial intelligence is ‘creative’ and can autonomously make art. An artwork that is said to be created by AI always hides a human operator, who has applied the generative modality of a neural network trained on a specific dataset.</text:p>
      <text:p text:style-name="P3"/>
      <text:p text:style-name="P3">As a technique of information compression, machine learning automates the dictatorship of the past, of past taxonomies and behavioural patterns, over the present. This problem can be termed the regeneration of the old <text:span text:style-name="T3">[…].</text:span></text:p>
      <text:p text:style-name="P3"/>
      <text:p text:style-name="P3"><text:span text:style-name="T1"/></text:p>
      <text:p text:style-name="P3"><text:span text:style-name="T1"/></text:p>
      <text:p text:style-name="P3"><text:soft-page-break/><text:span text:style-name="T1">Toward a Critical Technical Practice: Lessons Learned in Trying to Reform AI</text:span></text:p>
      <text:p text:style-name="P3"/>
      <text:p text:style-name="P4">S1:</text:p>
      <text:p text:style-name="P4">Computers are representational artifacts, and the people who design them often start by constructing representations of the activities that are found in the sites where they will be used.</text:p>
      <text:p text:style-name="P4"/>
      <text:p text:style-name="P4">In this sense computing has been constituted as a kind of imperialism; it aims to reinvent virtually every other site of practice in its own image.</text:p>
      <text:p text:style-name="P4"/>
      <text:p text:style-name="P4">Each of the borderlands is a complicated place; everyone who resides in them is, at different</text:p>
      <text:p text:style-name="P4">times, both an object and an agent of technical representation, both a novice and an expert.</text:p>
      <text:p text:style-name="P4"/>
      <text:p text:style-name="P4">S2:</text:p>
      <text:p text:style-name="P4">AI has never had much of a reflexive critical practice, any more than any other technical field. Criticisms of the field, no matter how sophisticated and scholarly they might be, are certain to be met with the assertion that the author simply fails to understand a basic point.</text:p>
      <text:p text:style-name="P4"/>
      <text:p text:style-name="P4">S3:</text:p>
      <text:p text:style-name="P4">Human beings, on this view, are themselves technical entities who serve as components of organizational systems: their bodies are machines and their minds are nodes in a hierarchical command-and-control network based on rational analysis and optimization. Edwards refers to the system of practices around this idea as "cyborg discourse".</text:p>
      <text:p text:style-name="P4"/>
      <text:p text:style-name="P4">S5:</text:p>
      <text:p text:style-name="P4">AI people generally consider that their goals of mechanized intelligence are achievable for the simple reason that human beings are physically realized entities, no matter how complex or variable or sociable they might be, and AI's fundamental commitment (again, in practice, if not always in avowed theory) is simply to the study of physically realized entities, not to production systems or symbolic programming or stored-program computers.</text:p>
      <text:p text:style-name="P4"/>
      <text:p text:style-name="P4">S7:</text:p>
      <text:p text:style-name="P4">The premise of AI, in rough terms, is the construction of computer systems that exhibit intelligence. One encounters different formulations of this premise at different labs, and from different individuals in the field. In philosophical and popular forums, the field is often discussed in terms of a seemingly fundamental question: can computers think? But little of the field's day-to-day work really depends on the answer to such questions. As a practical matter, the purpose of AI is to build computer systems whose operation can be narrated using intentional vocabulary. Innovations frequently involve techniques that bring new vocabulary into the field: reasoning, planning, learning, choosing, strategizing, and so on. Whether the resulting systems are really exhibiting these qualities is hard to say, and AI people generally treat the question as an annoying irrelevance.</text:p>
      <text:p text:style-name="P4"/>
      <text:p text:style-name="P4">In an important sense, then, AI is a discursive practice.</text:p>
      <text:p text:style-name="P4"/>
      <text:p text:style-name="P4">S9:</text:p>
      <text:p text:style-name="P4">Miller, Galanter, and Pribram's concept of a Plan also exemplifies another prominent feature of</text:p>
      <text:p text:style-name="P4">AI discourse: the tendency to conflate representations with the things that they represent.</text:p>
      <text:p text:style-name="P4"/>
      <text:p text:style-name="P5">S11:</text:p>
      <text:p text:style-name="Standard"><text:span text:style-name="T4">Many early AI researchers were clearly attempting, at one level or another, to reproduce their own </text:span>psyches on computers, and many of them drew on introspection to motivate their programs. Introspection as a formal research method in psychology, of course, had been comprehensively discredited decades earlier. But AI people have not regarded introspection as evidence but as <text:soft-page-break/>inspiration; since the functionality of their computer systems provides a fully adequate criterion of the success of their research, they believe, it does not matter what experiences might have motivated the systems' design. And introspection is close at hand.</text:p>
      <text:p text:style-name="Standard"/>
      <text:p text:style-name="Standard">S14:</text:p>
      <text:p text:style-name="Standard">AI people often make substantive claims about knowledge or learning or language, and yet many of them will respond with indignation to arguments that their projects fundamentally misconstrue the nature of these phenomena; in most cases […] they will argue not that the claims against their work are empirically false but that they are non sequiturs.</text:p>
      <text:p text:style-name="Standard"/>
      <text:p text:style-name="Standard"/>
      <text:p text:style-name="Standard">The Weird and the Eerie</text:p>
      <text:p text:style-name="Standard"/>
      <text:p text:style-name="Standard">S8:</text:p>
      <text:p text:style-name="Standard">What the weird and eerie have in common is a preoccupation with a strange. The strange – not the horrific. The allure that the weird and the eerie process is not captured by the idea that we “enjoy what scares us”. It has, rather, to do with the fascination for the outside for that which lies beyond standard perception, cognition and experience.</text:p>
      <text:p text:style-name="Standard"/>
      <text:p text:style-name="Standard">S13:</text:p>
      <text:p text:style-name="Standard">The sense of wrongness associated with a weird – the conviction that this does not belong – is often a sign that we are in the presence of the new. The weird here is a Signal that the concepts and frameworks which we have previously employed and now obsolete.</text:p>
      <text:p text:style-name="Standard"/>
      <text:p text:style-name="Standard">S20:</text:p>
      <text:p text:style-name="Standard">Worlds may be entirely foreign to ours both in terms of location and even in terms of the physical laws that govern them without being weird. It is the irruption into this world of something from outside which is the marker of the weird.</text:p>
      <text:p text:style-name="Standard"/>
      <text:p text:style-name="Standard">S23:</text:p>
      <text:p text:style-name="Standard">the unvisalisable</text:p>
      <text:p text:style-name="Standard"/>
      <text:p text:style-name="Standard">S61:</text:p>
      <text:p text:style-name="Standard">The feeling of the eerie is very different from that of the weird. The simplest way to get this difference is by thinking about that (highly metaphysically freighted) opposition – perhaps it is the most fundamental opposition of all – between presents and absence.</text:p>
      <text:p text:style-name="Standard"/>
      <text:p text:style-name="Standard">The sensation of the eerie occurs either when there is something present when there should be nothing, or is there nothing present when there should be something.</text:p>
      <text:p text:style-name="Standard"/>
      <text:p text:style-name="Standard">S63:</text:p>
      <text:p text:style-name="Standard">Behind all of the manifestations of the eerie the central enigma at its core is the problem of agency. In the case of the failure of absence, the question concerns the existence of agency as such. Is there a deliberate agent here at all? Are we being watched by an entity that has not yet revealed itself? In the case of the failure of presence, the question concerns the particular nature of the agent at work.</text:p>
      <text:p text:style-name="Standard"/>
      <text:p text:style-name="Standard">S64:</text:p>
      <text:p text:style-name="Standard">We are now in a position to answer the questions of why it is important to think about the <text:span text:style-name="T8">eerie.</text:span> <text:span text:style-name="T8">S</text:span>ince the <text:span text:style-name="T8">eerie</text:span> turns crucial<text:span text:style-name="T8">ly</text:span> <text:span text:style-name="T8">on t</text:span>he problem of agency, it is about the forces that govern our lives <text:span text:style-name="T8">and</text:span> the world. <text:span text:style-name="T8">I</text:span>t should be especially clear to those of us in a globally <text:span text:style-name="T8">t</text:span>ele-co<text:span text:style-name="T8">nn</text:span>ected c<text:span text:style-name="T8">apitalist</text:span> word that those f<text:span text:style-name="T8">orces</text:span> are not fully available to <text:span text:style-name="T8">our</text:span> sensory apprehension.</text:p>
      <text:p text:style-name="Standard"/>
      <text:p text:style-name="Standard"><text:soft-page-break/></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6T13:41:23.331228461</meta:creation-date>
    <dc:date>2022-09-06T14:50:55.261870342</dc:date>
    <meta:editing-duration>PT18M39S</meta:editing-duration>
    <meta:editing-cycles>4</meta:editing-cycles>
    <meta:generator>LibreOffice/6.4.7.2$Linux_X86_64 LibreOffice_project/40$Build-2</meta:generator>
    <meta:document-statistic meta:table-count="0" meta:image-count="0" meta:object-count="0" meta:page-count="5" meta:paragraph-count="72" meta:word-count="1837" meta:character-count="11548" meta:non-whitespace-character-count="9778"/>
  </office:meta>
</office:document-meta>
</file>